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28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20.21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16.55mm"/>
    </style:style>
    <style:style style:name="co7" style:family="table-column">
      <style:table-column-properties fo:break-before="auto" style:column-width="18.68mm"/>
    </style:style>
    <style:style style:name="co8" style:family="table-column">
      <style:table-column-properties fo:break-before="auto" style:column-width="64.17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3.2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ce4" office:value-type="string" calcext:value-type="string">
            <text:p>C &amp; 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Objective</text:p>
          </table:table-cell>
          <table:table-cell table:style-name="ce6" table:formula="of:=1*[.B5]+2*[.B6]+4*[.B7]+8*[.B8]+1*[.G5]+2*[.G6]+4*[.G7]+8*[.G8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1</text:p>
          </table:table-cell>
          <table:table-cell table:style-name="ce7" table:formula="of:=[.B5]+[.C5]+[.D5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2</text:p>
          </table:table-cell>
          <table:table-cell table:style-name="ce7" table:formula="of:=[.B6]+[.C6]+[.D6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3</text:p>
          </table:table-cell>
          <table:table-cell table:style-name="ce7" table:formula="of:=[.B7]+[.C7]+[.D7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4</text:p>
          </table:table-cell>
          <table:table-cell table:style-name="ce7" table:formula="of:=[.B8]+[.C8]+[.D8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&amp;B not play 3&amp;4</text:p>
          </table:table-cell>
          <table:table-cell table:formula="of:=[.B7]+[.B8]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 A&amp;B play in 4, then play in 2</text:p>
          </table:table-cell>
          <table:table-cell table:formula="of:=[.B6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B8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&amp;D play in 1 &amp;/| 2</text:p>
          </table:table-cell>
          <table:table-cell table:formula="of:=[.G5]+[.G6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05:44:53.06073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5-08-25T06:11:31.292218000</dc:date>
    <meta:editing-duration>P1DT9H37M51S</meta:editing-duration>
    <meta:editing-cycles>11</meta:editing-cycles>
    <meta:generator>LibreOffice/4.4.5.2$MacOSX_X86_64 LibreOffice_project/a22f674fd25a3b6f45bdebf25400ed2adff0ff99</meta:generator>
    <meta:document-statistic meta:table-count="3" meta:cell-count="142" meta:object-count="0"/>
  </office:meta>
</office:document-meta>
</file>